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RawJPEG.getICC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JPEG.get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JPEG.getSOF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JPEG.ImageRawJPEG( ImageInfo info , java . io . InputStream in , int sofType , ColorSpace colorSpace , ICC_Profile iccProfile , boolean invert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RawJPEG.isInve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